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2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table:number-columns-repeated="1022"/>
        </table:table-row>
        <table:table-row table:style-name="ro3">
          <table:table-cell office:value-type="string">
            <text:p>01-pvc_pipe_support_a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string">
            <text:p>02-pvc_pipe_support_b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03-z_mount_bottom_8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04-z_mount_top_8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05-motormount_shor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06-motormount_tal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07-drivewheel_ro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08-drivewheel_tub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09-22mm_6805_bearing_adapto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10-bed_arm_left_8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11-bed_arm_right_8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12-bed_z_mount_bracke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13-bed_rear_mountclip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15mm pipe holders – To be don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15-hall_endstop_holder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16-leadscrew_shaft_motor_moun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17-Morgan_arm_PSI_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18-Morgan_arm_PSI_b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19-Morgan_arm_Theta_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20-Morgan_arm_Theta_b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21-Morgan_toolhea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22-Leadscrew-nut_Alpen8mmSD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23-extruder_bowden_adapto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Cap_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Eckstruder_Big_Gear_Herringbon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Eckstruder_Block_for_Prus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Eckstruder_Idler_Block_for_Prus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Eckstruder_Small_Gear_Herrinbon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thumb_knob_M4_extrude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TighteningCone_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8 nut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string">
            <text:p>M8 washer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M8 spring washer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M8 washer 28mm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M4 nut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M4 bolt 40mm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M4 bolt 80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M8 Nylock Nut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M8 Bolt 40mm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M8 Bolt 100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M8 Bolt 60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VC pipe 32mm OD 459m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PVC pipe 32mm OD 452m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2mm self tapping coach screws, 40m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15mm brass pipe 440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15mm brass pipe 200m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22mm brass pipe 460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8mm threaded rod 650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8mm smooth rod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608z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F608z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hard spring (idler compression) 7mm 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8mm soft spring (lead screw anti backlas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cabinet coach screws, 5mm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LM8uu bearing or alternative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lead screw 330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M3 nut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M3 grub screw 6mm (or suitable replacement bolt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hall effect endstop sensors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Pololu low current 1/16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Pololu high current 1/32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Step motor 200step (1.8deg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Step motor 400step (0.9deg (if possible – otherwise increase other motors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Power supply AXT 400W minimu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TFE tube 6mm 600mm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dditional PTFE tube 4mm 600mm (Only if 1.75mm J-head)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Morgan lasercut platform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Universal build plat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Mk2a heatbe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luminium build surfac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Ethernet cable, multistrand flexible, m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High current cable, heatbed m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Harley</meta:initial-creator>
    <meta:creation-date>2013-05-17T07:02:58</meta:creation-date>
    <dc:date>2013-05-17T08:20:14</dc:date>
    <dc:creator>Quentin Harley</dc:creator>
    <meta:editing-duration>PT1H1M55S</meta:editing-duration>
    <meta:editing-cycles>3</meta:editing-cycles>
    <meta:generator>LibreOffice/4.0.2.2$Linux_X86_64 LibreOffice_project/400m0$Build-2</meta:generator>
    <meta:document-statistic meta:table-count="1" meta:cell-count="148" meta:object-count="0"/>
  </office:meta>
</office:document-meta>
</file>